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1.5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ying to prove $equiv for \dout [13]: failed.</text:p>
            <text:p>  Trying to prove $equiv for \dout [5]: failed.</text:p>
            <text:p>  Trying to prove $equiv for \dout_r [1]: failed.</text:p>
            <text:p>  Trying to prove $equiv for \dout [12]: failed.</text:p>
            <text:p>  Trying to prove $equiv for \dout [11]: failed.</text:p>
            <text:p>  Trying to prove $equiv for \dout [10]: failed.</text:p>
            <text:p>  Trying to prove $equiv for \dout [9]: failed.</text:p>
            <text:p>  Trying to prove $equiv for \dout [26]: failed.</text:p>
            <text:p>  Trying to prove $equiv for \dout [28]: failed.</text:p>
            <text:p>  Trying to prove $equiv for \dout [29]: failed.</text:p>
            <text:p>  Trying to prove $equiv for \dout_r [2]: failed.</text:p>
            <text:p>  Trying to prove $equiv for \dout_r [3]: failed.</text:p>
            <text:p>  Trying to prove $equiv for \dout_r [4]: failed.</text:p>
            <text:p>  Trying to prove $equiv for \dout_r [5]: failed.</text:p>
            <text:p>  Trying to prove $equiv for \dout [30]: failed.</text:p>
            <text:p>  Trying to prove $equiv for \dout [31]: failed.</text:p>
            <text:p>  Trying to prove $equiv for \dout_r [6]: failed.</text:p>
            <text:p>  Trying to prove $equiv for \dout_r [7]: failed.</text:p>
            <text:p>  Trying to prove $equiv for \dout_r [8]: failed.</text:p>
            <text:p>  Trying to prove $equiv for \dout_r [9]: failed.</text:p>
            <text:p>  Trying to prove $equiv for \dout_r [10]: failed.</text:p>
            <text:p>  Trying to prove $equiv for \dout_r [11]: failed.</text:p>
            <text:p>  Trying to prove $equiv for \dout_r [12]: failed.</text:p>
            <text:p>  Trying to prove $equiv for \dout_r [13]: failed.</text:p>
            <text:p>  Trying to prove $equiv for \dout_r [14]: failed.</text:p>
            <text:p>  Trying to prove $equiv for \dout_r [15]: failed.</text:p>
            <text:p>  Trying to prove $equiv for \dout_r [16]: failed.</text:p>
            <text:p>  Trying to prove $equiv for \dout [6]: failed.</text:p>
            <text:p>  Trying to prove $equiv for \dout [7]: failed.</text:p>
            <text:p>  Trying to prove $equiv for \dout [8]: failed.</text:p>
            <text:p>  Trying to prove $equiv for \dout [21]: failed.</text:p>
            <text:p>  Trying to prove $equiv for \dout [23]: failed.</text:p>
            <text:p>  Trying to prove $equiv for \dout [0]: failed.</text:p>
            <text:p>  Trying to prove $equiv for \dout [20]: failed.</text:p>
            <text:p>  Trying to prove $equiv for \dout [1]: failed.</text:p>
            <text:p>  Trying to prove $equiv for \dout [17]: failed.</text:p>
            <text:p>  Trying to prove $equiv for \dout [25]: failed.</text:p>
            <text:p>  Trying to prove $equiv for \dout [2]: failed.</text:p>
            <text:p>  Trying to prove $equiv for \dout [18]: failed.</text:p>
            <text:p>  Trying to prove $equiv for \dout [3]: failed.</text:p>
            <text:p>  Trying to prove $equiv for \dout [19]: failed.</text:p>
            <text:p>  Trying to prove $equiv for \dout [4]: failed.</text:p>
            <text:p>  Trying to prove $equiv for \dout_r [31]: failed.</text:p>
            <text:p>  Trying to prove $equiv for \dout_r [17]: failed.</text:p>
            <text:p>  Trying to prove $equiv for \dout_r [18]: failed.</text:p>
            <text:p>  Trying to prove $equiv for \dout_r [19]: failed.</text:p>
            <text:p>  Trying to prove $equiv for \dout_r [20]: failed.</text:p>
            <text:p>  Trying to prove $equiv for \dout_r [21]: failed.</text:p>
            <text:p>  Trying to prove $equiv for \dout_r [22]: failed.</text:p>
            <text:p>  Trying to prove $equiv for \dout_r [23]: failed.</text:p>
            <text:p>  Trying to prove $equiv for \dout_r [24]: failed.</text:p>
            <text:p>  Trying to prove $equiv for \dout_r [25]: failed.</text:p>
            <text:p>  Trying to prove $equiv for \dout_r [26]: failed.</text:p>
            <text:p>  Trying to prove $equiv for \dout_r [27]: failed.</text:p>
            <text:p>  Trying to prove $equiv for \dout_r [28]: failed.</text:p>
            <text:p>  Trying to prove $equiv for \dout_r [29]: failed.</text:p>
            <text:p>  Trying to prove $equiv for \dout_r [30]: failed.</text:p>
            <text:p>  Trying to prove $equiv for \dout [14]: failed.</text:p>
            <text:p>  Trying to prove $equiv for \dout [15]: failed.</text:p>
            <text:p>  Trying to prove $equiv for \dout [16]: failed.</text:p>
            <text:p>  Trying to prove $equiv for \dout [27]: failed.</text:p>
            <text:p>  Trying to prove $equiv for \dout_r [0]: failed.</text:p>
            <text:p>  Trying to prove $equiv for \dout [24]: failed.</text:p>
            <text:p>  Trying to prove $equiv for \dout [22]: failed.</text:p>
          </table:table-cell>
          <table:table-cell table:number-columns-repeated="7"/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11" office:value-type="string" calcext:value-type="string">
            <text:p>NV_NVDLA_CACC_CALC_int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ual_r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ix on 12/16</text:p>
          </table:table-cell>
        </table:table-row>
        <table:table-row table:style-name="ro1">
          <table:table-cell office:value-type="string" calcext:value-type="string">
            <text:p>NV_soDLA_CACC_assembly_ct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accu_ctrl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_in_en_mask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V_soDLA_CACC_assembly_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nd 2152 unproven $equiv cells (68 groups) in equiv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abuf_wr_addr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dp2reg_sat_count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alc_valid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calc_pout_0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sat_reg_en: faile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acc2sdp_pd : failed.</text:p>
          </table:table-cell>
          <table:table-cell table:number-columns-repeated="3"/>
          <table:table-cell office:value-type="string" calcext:value-type="string">
            <text:p>due to the dbuf_rd_data, waiv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ctrl</text:p>
          </table:table-cell>
          <table:table-cell table:number-columns-repeated="7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c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sc_dual_reg</text:p>
          </table:table-cell>
          <table:table-cell table:number-columns-repeated="4"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<text:s/>Trying to prove $equiv for \reg_rd_data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3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eg_rd_data [18]: failed.</text:p>
          </table:table-cell>
          <table:table-cell table:number-columns-repeated="5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Trying to prove $equiv for \rd_trans_low: failed.</text:p>
          </table:table-cell>
          <table:table-cell table:number-columns-repeated="5"/>
          <table:table-cell office:value-type="string" calcext:value-type="string">
            <text:p>tested on firesim</text:p>
          </table:table-cell>
          <table:table-cell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4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DP_RDMA_REG_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P_REG_dual</text:p>
          </table:table-cell>
          <table:table-cell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  <table:table-cell table:number-columns-repeated="2"/>
        </table:table-row>
      </table:table>
      <table:table table:name="cd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V_soDLA_CDP_RDMA_REG_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_soDLA_CDP_REG_dual</text:p>
          </table:table-cell>
          <table:table-cell table:number-columns-repeated="3"/>
          <table:table-cell office:value-type="string" calcext:value-type="string">
            <text:p>fixed on 12/14</text:p>
          </table:table-cell>
        </table:table-row>
        <table:table-row table:style-name="ro1">
          <table:table-cell office:value-type="string" calcext:value-type="string">
            <text:p>dst_base_addr_low 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input_data_typ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in_scal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out_scale [0]: failed.</text:p>
          </table:table-cell>
          <table:table-cell table:number-columns-repeated="4"/>
        </table:table-row>
      </table:table>
      <table:table table:name="cd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dma_reg</text:p>
          </table:table-cell>
          <table:table-cell table:number-columns-repeated="4"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1]: failed.</text:p>
          </table:table-cell>
          <table:table-cell table:number-columns-repeated="5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  <table:database-ranges>
        <table:database-range table:name="__Anonymous_Sheet_DB__4" table:target-range-address="csc.E19:csc.E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6:11:03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8T07:41:32.967000000</dc:date>
    <meta:editing-duration>PT4H1M2S</meta:editing-duration>
    <meta:editing-cycles>10</meta:editing-cycles>
    <meta:document-statistic meta:table-count="12" meta:cell-count="229" meta:object-count="0"/>
  </office:meta>
</office:document-meta>
</file>